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2300dc" fo:font-family="Consolas" style:font-family-generic="swiss" style:font-pitch="fixed"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family="Consolas" style:font-family-generic="swiss" style:font-pitch="fixed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text-properties fo:font-family="Consolas" style:font-family-generic="swiss" style:font-pitch="fixed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font-size="22pt" style:font-size-asian="22pt" style:font-size-complex="22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family="Consolas" style:font-family-generic="swiss" style:font-pitch="fixed" fo:font-size="18pt"/>
    </style:style>
    <style:style style:name="P16" style:family="paragraph">
      <style:text-properties fo:font-size="18pt"/>
    </style:style>
    <style:style style:name="P17" style:family="paragraph">
      <style:text-properties fo:font-size="20pt"/>
    </style:style>
    <style:style style:name="P18" style:family="paragraph">
      <style:text-properties fo:font-size="36pt"/>
    </style:style>
    <style:style style:name="P19" style:family="paragraph">
      <style:text-properties fo:font-family="Arial" style:font-family-generic="swiss" style:font-pitch="variable"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2300dc" fo:font-family="Consolas" style:font-family-generic="swiss" style:font-pitch="fixed"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Consolas" style:font-family-generic="swiss" style:font-pitch="fixed"/>
    </style:style>
    <style:style style:name="T8" style:family="text">
      <style:text-properties fo:font-family="Arial" style:font-family-generic="swiss" style:font-pitch="variable" fo:font-size="16pt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family="Consolas" style:font-style-name="Regular" style:font-family-generic="swiss" style:font-pitch="fixed" style:font-family-asian="Consolas" style:font-style-name-asian="Regular" style:font-family-generic-asian="swiss" style:font-pitch-asian="fixed" style:font-family-complex="Consolas" style:font-style-name-complex="Regular" style:font-family-generic-complex="swiss" style:font-pitch-complex="fixed"/>
    </style:style>
    <style:style style:name="T13" style:family="text">
      <style:text-properties fo:font-family="Consolas" style:font-family-generic="swiss" style:font-pitch="fixed" style:font-family-asian="Consolas" style:font-style-name-asian="Regular" style:font-family-generic-asian="swiss" style:font-pitch-asian="fixed" style:font-family-complex="Consolas" style:font-style-name-complex="Regular" style:font-family-generic-complex="swiss" style:font-pitch-complex="fixed"/>
    </style:style>
    <style:style style:name="T14" style:family="text">
      <style:text-properties fo:font-family="Consolas" style:font-family-generic="swiss" style:font-pitch="fixed" fo:font-size="18pt"/>
    </style:style>
    <style:style style:name="T15" style:family="text">
      <style:text-properties fo:font-size="18pt"/>
    </style:style>
    <style:style style:name="T16" style:family="text">
      <style:text-properties fo:font-family="Consolas" style:font-family-generic="swiss" style:font-pitch="fixed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7" style:family="text">
      <style:text-properties fo:font-family="Consolas" style:font-family-generic="swiss" style:font-pitch="fixed"/>
    </style:style>
    <style:style style:name="T18" style:family="text">
      <style:text-properties fo:font-family="Consolas" style:font-style-name="Regular" style:font-family-generic="swiss" style:font-pitch="fixed" style:font-family-asian="Consolas" style:font-style-name-asian="Regular" style:font-family-generic-asian="swiss" style:font-pitch-asian="fixed" style:font-family-complex="Consolas" style:font-style-name-complex="Regular" style:font-family-generic-complex="swiss" style:font-pitch-complex="fixed"/>
    </style:style>
    <style:style style:name="T19" style:family="text">
      <style:text-properties fo:font-family="Consolas" style:font-style-name="Regular" style:font-family-generic="swiss" style:font-pitch="fixed" style:font-family-asian="Consolas" style:font-style-name-asian="Regular" style:font-family-generic-asian="swiss" style:font-pitch-asian="fixed" style:font-family-complex="Consolas" style:font-style-name-complex="Regular" style:font-family-generic-complex="swiss" style:font-pitch-complex="fixed"/>
    </style:style>
    <style:style style:name="T20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1.559cm" svg:height="1.673cm" svg:x="3.221cm" svg:y="7.527cm">
          <draw:text-box>
            <text:p text:style-name="P1"><text:span text:style-name="T1">Template Haskell and Quasiquotation</text:span></text:p>
          </draw:text-box>
        </draw:frame>
        <draw:frame draw:style-name="gr1" draw:text-style-name="P3" draw:layer="layout" svg:width="16.695cm" svg:height="1.517cm" svg:x="5.653cm" svg:y="4cm">
          <draw:text-box>
            <text:p text:style-name="P1"><text:span text:style-name="T2">Compile-time Metaprogramming</text:span></text:p>
          </draw:text-box>
        </draw:frame>
        <draw:frame draw:style-name="gr1" draw:text-style-name="P4" draw:layer="layout" svg:width="7.419cm" svg:height="1.195cm" svg:x="10.291cm" svg:y="13.705cm">
          <draw:text-box>
            <text:p text:style-name="P1"><text:span text:style-name="T3">Matthew Brecknell</text:span></text:p>
          </draw:text-box>
        </draw:frame>
        <draw:frame draw:style-name="gr1" draw:text-style-name="P5" draw:layer="layout" svg:width="7.487cm" svg:height="1.242cm" svg:x="10.257cm" svg:y="15.9cm">
          <draw:text-box>
            <text:p text:style-name="P1"><text:span text:style-name="T4">m.brck.nl/bfpg6</text:span></text:p>
          </draw:text-box>
        </draw:frame>
        <draw:frame draw:style-name="gr1" draw:text-style-name="P6" draw:layer="layout" svg:width="2.128cm" svg:height="1.276cm" svg:x="12.936cm" svg:y="6cm">
          <draw:text-box>
            <text:p><text:span text:style-name="T5">wi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7" draw:layer="layout" svg:width="17.224cm" svg:height="1.352cm" svg:x="3.4cm" svg:y="2.4cm">
          <draw:text-box>
            <text:p><text:span text:style-name="T6">Staged programming (with a Makefile)</text:span></text:p>
          </draw:text-box>
        </draw:frame>
        <draw:g>
          <draw:custom-shape draw:style-name="gr3" draw:text-style-name="P8" xml:id="id1" draw:id="id1" draw:layer="layout" svg:width="4.6cm" svg:height="4.2cm" svg:x="8.3cm" svg:y="5.2cm">
            <text:p text:style-name="P1"><text:span text:style-name="T7">Stage1.hs</text:span></text:p>
            <text:p text:style-name="P1"><text:span text:style-name="T8">(hand-written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xml:id="id2" draw:id="id2" draw:layer="layout" svg:width="4.6cm" svg:height="4.2cm" svg:x="17.299cm" svg:y="5.199cm">
            <text:p text:style-name="P1"><text:span text:style-name="T7">Stage2.hs</text:span></text:p>
            <text:p text:style-name="P1"><text:span text:style-name="T8">(generated)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2.9cm" svg:y1="7.3cm" svg:x2="17.299cm" svg:y2="7.299cm" draw:start-shape="id1" draw:start-glue-point="1" draw:end-shape="id2" draw:end-glue-point="3" svg:d="m12900 7300h2200v-1h2199">
            <text:p/>
          </draw:connector>
          <draw:frame draw:style-name="gr1" draw:text-style-name="P9" draw:layer="layout" svg:width="2.454cm" svg:height="1.505cm" svg:x="23.8cm" svg:y="9.4cm">
            <draw:text-box>
              <text:p text:style-name="P1"><text:span text:style-name="T9">compile</text:span></text:p>
              <text:p text:style-name="P1"><text:span text:style-name="T9">&amp; link</text:span></text:p>
            </draw:text-box>
          </draw:frame>
          <draw:custom-shape draw:style-name="gr3" draw:text-style-name="P8" draw:layer="layout" svg:width="4.6cm" svg:height="4.2cm" svg:x="17.299cm" svg:y="11.099cm">
            <text:p text:style-name="P1"><text:span text:style-name="T7">Main.hs</text:span></text:p>
            <text:p text:style-name="P1"><text:span text:style-name="T8">(hand-written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11.4cm" svg:x="22.6cm" svg:y="4.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" draw:text-style-name="P9" draw:layer="layout" svg:width="3.008cm" svg:height="1.505cm" svg:x="13.6cm" svg:y="5.601cm">
            <draw:text-box>
              <text:p text:style-name="P1"><text:span text:style-name="T9">compile</text:span></text:p>
              <text:p text:style-name="P1"><text:span text:style-name="T9">&amp; execute</text:span></text:p>
            </draw:text-box>
          </draw:frame>
        </draw:g>
        <draw:frame draw:style-name="gr1" draw:text-style-name="P10" draw:layer="layout" svg:width="8.486cm" svg:height="6.211cm" svg:x="4.2cm" svg:y="11.9cm">
          <draw:text-box>
            <text:p><text:span text:style-name="T7">Main: Stage2.hs Main.hs</text:span></text:p>
            <text:p><text:span text:style-name="T7"><text:tab/></text:span><text:span text:style-name="T7">ghc –make Main.hs</text:span></text:p>
            <text:p><text:span text:style-name="T7"/></text:p>
            <text:p><text:span text:style-name="T7">Stage2.hs: Stage1</text:span></text:p>
            <text:p><text:span text:style-name="T7"><text:tab/></text:span><text:span text:style-name="T7">Stage1 &gt; Stage2.hs</text:span></text:p>
            <text:p><text:span text:style-name="T7"/></text:p>
            <text:p><text:span text:style-name="T7">Stage1: Stage1.hs</text:span></text:p>
            <text:p><text:span text:style-name="T7"><text:tab/></text:span><text:span text:style-name="T7">ghc –make Stage1.h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2" draw:layer="layout" svg:width="10.188cm" svg:height="1.673cm" svg:x="3.6cm" svg:y="2.999cm">
          <draw:text-box>
            <text:p><text:span text:style-name="T1">Template Haskell</text:span></text:p>
          </draw:text-box>
        </draw:frame>
        <draw:frame draw:style-name="gr1" draw:text-style-name="P12" draw:layer="layout" svg:width="7.058cm" svg:height="6.327cm" svg:x="5.7cm" svg:y="5.9cm">
          <draw:text-box>
            <text:list text:style-name="L1">
              <text:list-item>
                <text:p text:style-name="P11"><text:span text:style-name="T10">Abstract Syntax</text:span></text:p>
              </text:list-item>
              <text:list-item>
                <text:p text:style-name="P11"><text:span text:style-name="T10">TH Quotes</text:span></text:p>
              </text:list-item>
              <text:list-item>
                <text:p text:style-name="P11"><text:span text:style-name="T10">Quotation monad</text:span></text:p>
              </text:list-item>
              <text:list-item>
                <text:p text:style-name="P11"><text:span text:style-name="T10">Splices</text:span></text:p>
              </text:list-item>
              <text:list-item>
                <text:p text:style-name="P11"><text:span text:style-name="T10">QuasiQuo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9.384cm" svg:height="1.673cm" svg:x="2.7cm" svg:y="2.3cm">
          <draw:text-box>
            <text:p><text:span text:style-name="T1">Abstract Syntax</text:span></text:p>
          </draw:text-box>
        </draw:frame>
        <draw:frame draw:style-name="gr1" draw:text-style-name="P13" draw:layer="layout" svg:width="15.742cm" svg:height="1.119cm" svg:x="2.7cm" svg:y="4.398cm">
          <draw:text-box>
            <text:p><text:span text:style-name="T10">Types for manipulating Haskell code as data</text:span></text:p>
          </draw:text-box>
        </draw:frame>
        <draw:frame draw:style-name="gr1" draw:text-style-name="P10" draw:layer="layout" svg:width="22.719cm" svg:height="3.231cm" svg:x="2.7cm" svg:y="6cm">
          <draw:text-box>
            <text:p><text:span text:style-name="T7">data Name -- names of variables, types, etc.</text:span></text:p>
            <text:p><text:span text:style-name="T7">data Dec <text:s/>-- declarations of functions, classes, instances, etc.</text:span></text:p>
            <text:p><text:span text:style-name="T7">data Exp <text:s/>-- expressions</text:span></text:p>
            <text:p><text:span text:style-name="T7">data Type -- types</text:span></text:p>
          </draw:text-box>
        </draw:frame>
        <draw:frame draw:style-name="gr1" draw:layer="layout" svg:width="1.526cm" svg:height="0.962cm" svg:x="2.7cm" svg:y="9.4cm">
          <draw:text-box>
            <text:p>etc.</text:p>
          </draw:text-box>
        </draw:frame>
        <draw:frame draw:style-name="gr1" draw:text-style-name="P13" draw:layer="layout" svg:width="7.927cm" svg:height="1.119cm" svg:x="2.8cm" svg:y="10.8cm">
          <draw:text-box>
            <text:p><text:span text:style-name="T10">Example: encode this</text:span></text:p>
          </draw:text-box>
        </draw:frame>
        <draw:frame draw:style-name="gr1" draw:text-style-name="P10" draw:layer="layout" svg:width="3.973cm" svg:height="0.996cm" svg:x="3.59cm" svg:y="12.198cm">
          <draw:text-box>
            <text:p><text:span text:style-name="T7">\x → x + 1</text:span></text:p>
          </draw:text-box>
        </draw:frame>
        <draw:frame draw:style-name="gr1" draw:text-style-name="P14" draw:layer="layout" svg:width="6.471cm" svg:height="1.038cm" svg:x="2.801cm" svg:y="13.5cm">
          <draw:text-box>
            <text:p><text:span text:style-name="T11">As abstract syntax:</text:span></text:p>
          </draw:text-box>
        </draw:frame>
        <draw:frame draw:style-name="gr1" draw:text-style-name="P10" draw:layer="layout" svg:width="16.818cm" svg:height="3.231cm" svg:x="3.59cm" svg:y="14.9cm">
          <draw:text-box>
            <text:p><text:span text:style-name="T7">LamE [VarP (mkName </text:span><text:span text:style-name="T12">"</text:span><text:span text:style-name="T7">x</text:span><text:span text:style-name="T12">")]</text:span></text:p>
            <text:p><text:span text:style-name="T12"><text:s text:c="5"/></text:span><text:span text:style-name="T12">(InfixE (Just (VarE (</text:span><text:span text:style-name="T13">mkName </text:span><text:span text:style-name="T12">"</text:span><text:span text:style-name="T13">x</text:span><text:span text:style-name="T12">")))</text:span></text:p>
            <text:p><text:span text:style-name="T12"><text:s text:c="13"/></text:span><text:span text:style-name="T12">(VarE (mkName "GHC.Num.+"))</text:span></text:p>
            <text:p><text:span text:style-name="T12"><text:s text:c="13"/></text:span><text:span text:style-name="T12">(Just (LitE (IntegerL 1)))) :: Ex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6.649cm" svg:height="1.673cm" svg:x="2.7cm" svg:y="2.3cm">
          <draw:text-box>
            <text:p><text:span text:style-name="T1">TH Quotes</text:span></text:p>
          </draw:text-box>
        </draw:frame>
        <draw:frame draw:style-name="gr1" draw:text-style-name="P13" draw:layer="layout" svg:width="19.108cm" svg:height="1.119cm" svg:x="2.7cm" svg:y="4.398cm">
          <draw:text-box>
            <text:p><text:span text:style-name="T10">Where possible, quote the code you want to generate:</text:span></text:p>
          </draw:text-box>
        </draw:frame>
        <draw:frame draw:style-name="gr1" draw:text-style-name="P15" draw:layer="layout" svg:width="9.18cm" svg:height="0.996cm" svg:x="4.8cm" svg:y="6cm">
          <draw:text-box>
            <text:p><text:span text:style-name="T14">[| \x → x + 1 |] :: Q Exp</text:span></text:p>
          </draw:text-box>
        </draw:frame>
        <draw:frame draw:style-name="gr1" draw:text-style-name="P16" draw:layer="layout" svg:width="13.782cm" svg:height="0.996cm" svg:x="2.7cm" svg:y="7.7cm">
          <draw:text-box>
            <text:p><text:span text:style-name="T15">(</text:span><text:span text:style-name="T14">Q</text:span><text:span text:style-name="T15"> is the quotation monad – more on this soon.)</text:span></text:p>
          </draw:text-box>
        </draw:frame>
        <draw:frame draw:style-name="gr1" draw:text-style-name="P15" draw:layer="layout" svg:width="16.47cm" svg:height="1.741cm" svg:x="4.8cm" svg:y="9.498cm">
          <draw:text-box>
            <text:p><text:span text:style-name="T14">ghci&gt; runQ [| \x → x + 1 |]</text:span></text:p>
            <text:p><text:span text:style-name="T14">LamE [VarP x_0] (InfixE (Just (VarE x_0)) ..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" draw:layer="layout" svg:width="6.649cm" svg:height="1.673cm" svg:x="2.7cm" svg:y="2.3cm">
          <draw:text-box>
            <text:p><text:span text:style-name="T1">TH Quotes</text:span></text:p>
          </draw:text-box>
        </draw:frame>
        <draw:frame draw:style-name="gr1" draw:text-style-name="P13" draw:layer="layout" svg:width="6.89cm" svg:height="1.119cm" svg:x="2.7cm" svg:y="4.398cm">
          <draw:text-box>
            <text:p><text:span text:style-name="T10">Expression quotes</text:span></text:p>
          </draw:text-box>
        </draw:frame>
        <draw:frame draw:style-name="gr1" draw:text-style-name="P15" draw:layer="layout" svg:width="9.18cm" svg:height="0.996cm" svg:x="4.8cm" svg:y="6cm">
          <draw:text-box>
            <text:p><text:span text:style-name="T14">[| \x → x + 1 |] :: Q Exp</text:span></text:p>
          </draw:text-box>
        </draw:frame>
        <draw:frame draw:style-name="gr1" draw:text-style-name="P13" draw:layer="layout" svg:width="4.727cm" svg:height="1.119cm" svg:x="2.7cm" svg:y="7.698cm">
          <draw:text-box>
            <text:p><text:span text:style-name="T10">Type quotes</text:span></text:p>
          </draw:text-box>
        </draw:frame>
        <draw:frame draw:style-name="gr1" draw:text-style-name="P15" draw:layer="layout" svg:width="9.527cm" svg:height="0.996cm" svg:x="4.8cm" svg:y="9.3cm">
          <draw:text-box>
            <text:p><text:span text:style-name="T14">[t| Int → Int |] :: Q Type</text:span></text:p>
          </draw:text-box>
        </draw:frame>
        <draw:frame draw:style-name="gr1" draw:text-style-name="P13" draw:layer="layout" svg:width="5.552cm" svg:height="1.119cm" svg:x="2.7cm" svg:y="11.098cm">
          <draw:text-box>
            <text:p><text:span text:style-name="T10">Pattern quotes</text:span></text:p>
          </draw:text-box>
        </draw:frame>
        <draw:frame draw:style-name="gr1" draw:text-style-name="P15" draw:layer="layout" svg:width="8.833cm" svg:height="0.996cm" svg:x="4.8cm" svg:y="12.7cm">
          <draw:text-box>
            <text:p><text:span text:style-name="T14">[p| xs@(x:r) |] :: Q Pat</text:span></text:p>
          </draw:text-box>
        </draw:frame>
        <draw:frame draw:style-name="gr1" draw:text-style-name="P13" draw:layer="layout" svg:width="6.979cm" svg:height="1.119cm" svg:x="2.7cm" svg:y="14.298cm">
          <draw:text-box>
            <text:p><text:span text:style-name="T10">Declaration quotes</text:span></text:p>
          </draw:text-box>
        </draw:frame>
        <draw:frame draw:style-name="gr1" draw:text-style-name="P15" draw:layer="layout" svg:width="14.387cm" svg:height="0.996cm" svg:x="4.8cm" svg:y="15.9cm">
          <draw:text-box>
            <text:p><text:span text:style-name="T14">[d| data Pair a = Pair a a |] :: Q [Dec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9.329cm" svg:height="1.673cm" svg:x="2.7cm" svg:y="2.3cm">
          <draw:text-box>
            <text:p><text:span text:style-name="T1">Quoting Names</text:span></text:p>
          </draw:text-box>
        </draw:frame>
        <draw:frame draw:style-name="gr1" draw:text-style-name="P15" draw:layer="layout" svg:width="12.999cm" svg:height="2.486cm" svg:x="2.7cm" svg:y="4.8cm">
          <draw:text-box>
            <text:p><text:span text:style-name="T14">'foldr <text:s/>:: Name <text:s/>-- value</text:span></text:p>
            <text:p><text:span text:style-name="T14">'Just <text:s text:c="2"/>:: Name <text:s/>-- data constructor</text:span></text:p>
            <text:p><text:span text:style-name="T14">''Maybe :: Name <text:s/>-- type construc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2" draw:layer="layout" svg:width="14.98cm" svg:height="1.673cm" svg:x="2.9cm" svg:y="2.3cm">
          <draw:text-box>
            <text:p><text:span text:style-name="T1">The Quotation Monad (Q)</text:span></text:p>
          </draw:text-box>
        </draw:frame>
        <draw:frame draw:style-name="gr1" draw:text-style-name="P13" draw:layer="layout" svg:width="16.953cm" svg:height="1.119cm" svg:x="2.9cm" svg:y="4.3cm">
          <draw:text-box>
            <text:p><text:span text:style-name="T10">Provides access to the compilation environment</text:span></text:p>
          </draw:text-box>
        </draw:frame>
        <draw:frame draw:style-name="gr1" draw:layer="layout" svg:width="8.032cm" svg:height="0.962cm" svg:x="3.7cm" svg:y="6.2cm">
          <draw:text-box>
            <text:list text:style-name="L1">
              <text:list-item>
                <text:p>Unique name generation</text:p>
              </text:list-item>
            </text:list>
          </draw:text-box>
        </draw:frame>
        <draw:frame draw:style-name="gr1" draw:text-style-name="P10" draw:layer="layout" svg:width="9.527cm" svg:height="0.996cm" svg:x="4.3cm" svg:y="7.1cm">
          <draw:text-box>
            <text:p><text:span text:style-name="T7">newName :: String → Q Name</text:span></text:p>
          </draw:text-box>
        </draw:frame>
        <draw:frame draw:style-name="gr1" draw:layer="layout" svg:width="4.057cm" svg:height="0.962cm" svg:x="3.701cm" svg:y="8.8cm">
          <draw:text-box>
            <text:list text:style-name="L1">
              <text:list-item>
                <text:p>Reification</text:p>
              </text:list-item>
            </text:list>
          </draw:text-box>
        </draw:frame>
        <draw:frame draw:style-name="gr1" draw:text-style-name="P10" draw:layer="layout" svg:width="8.139cm" svg:height="0.996cm" svg:x="4.301cm" svg:y="9.7cm">
          <draw:text-box>
            <text:p><text:span text:style-name="T7">reify :: Name → Q Info</text:span></text:p>
          </draw:text-box>
        </draw:frame>
        <draw:frame draw:style-name="gr1" draw:layer="layout" svg:width="5.187cm" svg:height="0.962cm" svg:x="3.702cm" svg:y="11.4cm">
          <draw:text-box>
            <text:list text:style-name="L1">
              <text:list-item>
                <text:p>Error reporting</text:p>
              </text:list-item>
            </text:list>
          </draw:text-box>
        </draw:frame>
        <draw:frame draw:style-name="gr1" draw:text-style-name="P10" draw:layer="layout" svg:width="10.916cm" svg:height="1.741cm" svg:x="4.302cm" svg:y="12.3cm">
          <draw:text-box>
            <text:p><text:span text:style-name="T7">location :: Q Loc</text:span></text:p>
            <text:p><text:span text:style-name="T7">report :: Bool → String → Q ()</text:span></text:p>
          </draw:text-box>
        </draw:frame>
        <draw:frame draw:style-name="gr1" draw:layer="layout" svg:width="4.341cm" svg:height="0.962cm" svg:x="3.702cm" svg:y="14.701cm">
          <draw:text-box>
            <text:list text:style-name="L1">
              <text:list-item>
                <text:p>Arbitrary IO</text:p>
              </text:list-item>
            </text:list>
          </draw:text-box>
        </draw:frame>
        <draw:frame draw:style-name="gr1" draw:text-style-name="P10" draw:layer="layout" svg:width="7.098cm" svg:height="0.996cm" svg:x="4.302cm" svg:y="15.601cm">
          <draw:text-box>
            <text:p><text:span text:style-name="T7">runIO :: IO a → Q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2" draw:layer="layout" svg:width="8.833cm" svg:height="1.673cm" svg:x="2.9cm" svg:y="2.3cm">
          <draw:text-box>
            <text:p><text:span text:style-name="T1">Splicing $( … )</text:span></text:p>
          </draw:text-box>
        </draw:frame>
        <draw:frame draw:style-name="gr1" draw:text-style-name="P13" draw:layer="layout" svg:width="21.402cm" svg:height="1.119cm" svg:x="2.9cm" svg:y="4.3cm">
          <draw:text-box>
            <text:p><text:span text:style-name="T10">Execute stage 1 code-generation during stage 2 compilation.</text:span></text:p>
          </draw:text-box>
        </draw:frame>
        <draw:frame draw:style-name="gr1" draw:text-style-name="P10" draw:layer="layout" svg:width="18.553cm" svg:height="1.741cm" svg:x="2.9cm" svg:y="6cm">
          <draw:text-box>
            <text:p><text:span text:style-name="T7">id :: a → a</text:span></text:p>
            <text:p><text:span text:style-name="T7">id = $( do x ← newName </text:span><text:span text:style-name="T16">"</text:span><text:span text:style-name="T7">x</text:span><text:span text:style-name="T16">"; lamE [varP x] (varE x) )</text:span></text:p>
          </draw:text-box>
        </draw:frame>
        <draw:frame draw:style-name="gr1" draw:text-style-name="P13" draw:layer="layout" svg:width="11.813cm" svg:height="1.119cm" svg:x="2.9cm" svg:y="9.501cm">
          <draw:text-box>
            <text:p><text:span text:style-name="T10">Quoting and splicing are inverse:</text:span></text:p>
          </draw:text-box>
        </draw:frame>
        <draw:frame draw:style-name="gr1" draw:text-style-name="P10" draw:layer="layout" svg:width="8.139cm" svg:height="1.741cm" svg:x="2.9cm" svg:y="11.201cm">
          <draw:text-box>
            <text:p><text:span text:style-name="T7">$( [| ... |] ) <text:s/>= <text:s/>...</text:span></text:p>
            <text:p><text:span text:style-name="T7">[| $( ... ) |] <text:s/>= <text:s/>...</text:span></text:p>
          </draw:text-box>
        </draw:frame>
        <draw:frame draw:style-name="gr1" draw:text-style-name="P13" draw:layer="layout" svg:width="16cm" svg:height="1.119cm" svg:x="2.901cm" svg:y="15.002cm">
          <draw:text-box>
            <text:p><text:span text:style-name="T10">Top-level splices can omit the $( … ) notation</text:span></text:p>
          </draw:text-box>
        </draw:frame>
        <draw:frame draw:style-name="gr1" draw:text-style-name="P10" draw:layer="layout" svg:width="6.056cm" svg:height="1.741cm" svg:x="3.101cm" svg:y="16.702cm">
          <draw:text-box>
            <text:p><text:span text:style-name="T7">data Foo = …</text:span></text:p>
            <text:p><text:span text:style-name="T7">deriveShow ''Foo</text:span></text:p>
          </draw:text-box>
        </draw:frame>
        <draw:frame draw:style-name="gr1" draw:text-style-name="P10" draw:layer="layout" svg:width="7.098cm" svg:height="1.741cm" svg:x="13.901cm" svg:y="16.703cm">
          <draw:text-box>
            <text:p><text:span text:style-name="T7">data Foo = …</text:span></text:p>
            <text:p><text:span text:style-name="T7">$(deriveShow ''Foo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2" draw:layer="layout" svg:width="8.969cm" svg:height="1.673cm" svg:x="2.9cm" svg:y="2.3cm">
          <draw:text-box>
            <text:p text:style-name="P18"><text:span text:style-name="T1">Example: printf</text:span></text:p>
          </draw:text-box>
        </draw:frame>
        <draw:frame draw:style-name="gr1" draw:text-style-name="P15" draw:layer="layout" svg:width="20.983cm" svg:height="9.936cm" svg:x="2.9cm" svg:y="4.5cm">
          <draw:text-box>
            <text:p text:style-name="P16"><text:span text:style-name="T7">data Format = Dec | Str | Lit String</text:span></text:p>
            <text:p text:style-name="P16"><text:span text:style-name="T7"/></text:p>
            <text:p text:style-name="P16"><text:span text:style-name="T7">gen :: [Format] -&gt; Q Exp -&gt; Q Exp</text:span></text:p>
            <text:p text:style-name="P16"><text:span text:style-name="T7">gen (Dec : fs) q = [| \n -&gt; $(gen fs [| $q ++ show n |]) |]</text:span></text:p>
            <text:p text:style-name="P16"><text:span text:style-name="T7">gen (Str : fs) q = [| \s -&gt; $(gen fs [| $q ++ s |]) |]</text:span></text:p>
            <text:p text:style-name="P16"><text:span text:style-name="T7">gen (Lit s : fs) q = gen fs [| $q ++ s |]</text:span></text:p>
            <text:p text:style-name="P16"><text:span text:style-name="T17">gen [] q = q</text:span></text:p>
            <text:p text:style-name="P16"><text:span text:style-name="T17"/></text:p>
            <text:p text:style-name="P16"><text:span text:style-name="T7">parse :: String → [Format]</text:span></text:p>
            <text:p text:style-name="P16"><text:span text:style-name="T7">parse = ...</text:span></text:p>
            <text:p text:style-name="P16"><text:span text:style-name="T7"/></text:p>
            <text:p text:style-name="P16"><text:span text:style-name="T7">printf :: String → Q Exp</text:span></text:p>
            <text:p text:style-name="P16"><text:span text:style-name="T7">printf s = gen (parse s) [ </text:span><text:span text:style-name="T18">"</text:span><text:span text:style-name="T19">"</text:span><text:span text:style-name="T7"> ]</text:span></text:p>
          </draw:text-box>
        </draw:frame>
        <draw:frame draw:style-name="gr1" draw:text-style-name="P15" draw:layer="layout" svg:width="11.611cm" svg:height="1.741cm" svg:x="2.9cm" svg:y="16.201cm">
          <draw:text-box>
            <text:p text:style-name="P16"><text:span text:style-name="T7">ghci&gt; $(printf </text:span><text:span text:style-name="T19">"%d: %s") 1 "</text:span><text:span text:style-name="T19">One"</text:span></text:p>
            <text:p text:style-name="P16"><text:span text:style-name="T19">"1: One"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2" draw:layer="layout" svg:width="7.915cm" svg:height="1.673cm" svg:x="2.9cm" svg:y="2.3cm">
          <draw:text-box>
            <text:p text:style-name="P18"><text:span text:style-name="T1">QuasiQuotes</text:span></text:p>
          </draw:text-box>
        </draw:frame>
        <draw:frame draw:style-name="gr1" draw:text-style-name="P15" draw:layer="layout" svg:width="11.61cm" svg:height="4.721cm" svg:x="2.9cm" svg:y="4.3cm">
          <draw:text-box>
            <text:p text:style-name="P16"><text:span text:style-name="T7">data QuasiQuoter = QuasiQuoter {</text:span></text:p>
            <text:p text:style-name="P16"><text:span text:style-name="T7"><text:s text:c="2"/></text:span><text:span text:style-name="T7">quoteExp <text:s/>:: String → Q Exp,</text:span></text:p>
            <text:p text:style-name="P16"><text:span text:style-name="T7"><text:s text:c="2"/></text:span><text:span text:style-name="T7">quotePat <text:s/>:: String → Q Pat,</text:span></text:p>
            <text:p text:style-name="P16"><text:span text:style-name="T7"><text:s text:c="2"/></text:span><text:span text:style-name="T7">quoteType :: String → Q Type,</text:span></text:p>
            <text:p text:style-name="P16"><text:span text:style-name="T7"><text:s text:c="2"/></text:span><text:span text:style-name="T7">quoteDec <text:s/>:: String → Q [Dec]</text:span></text:p>
            <text:p text:style-name="P16"><text:span text:style-name="T7"><text:s text:c="2"/></text:span><text:span text:style-name="T7">}</text:span></text:p>
          </draw:text-box>
        </draw:frame>
        <draw:frame draw:style-name="gr1" draw:text-style-name="P15" draw:layer="layout" svg:width="20.635cm" svg:height="8.446cm" svg:x="2.9cm" svg:y="10.901cm">
          <draw:text-box>
            <text:p text:style-name="P16"><text:span text:style-name="T19">regex = QuasiQuoter {</text:span></text:p>
            <text:p text:style-name="P16"><text:span text:style-name="T19"><text:s text:c="2"/></text:span><text:span text:style-name="T19">quoteExp <text:s/>= regexExp, <text:s/>-- assume suitable implementation</text:span></text:p>
            <text:p text:style-name="P16"><text:span text:style-name="T19"><text:s text:c="2"/></text:span><text:span text:style-name="T19">quotePat <text:s/>= regexPat,</text:span></text:p>
            <text:p text:style-name="P16"><text:span text:style-name="T19"><text:s text:c="2"/></text:span><text:span text:style-name="T19">quoteType = error </text:span><text:span text:style-name="T18">"...</text:span><text:span text:style-name="T19">",</text:span></text:p>
            <text:p text:style-name="P16"><text:span text:style-name="T19"><text:s text:c="2"/></text:span><text:span text:style-name="T19">quoteDec <text:s/>= error "...",</text:span></text:p>
            <text:p text:style-name="P16"><text:span text:style-name="T19"><text:s text:c="2"/></text:span><text:span text:style-name="T19">}</text:span></text:p>
            <text:p text:style-name="P16"><text:span text:style-name="T19"/></text:p>
            <text:p text:style-name="P16"><text:span text:style-name="T19">evenCs :: String → Match</text:span></text:p>
            <text:p text:style-name="P16"><text:span text:style-name="T19">evenCs = [regex|^[^c]*(c[^c]*c[^c]*)*$|]</text:span></text:p>
            <text:p text:style-name="P16"><text:span text:style-name="T19"/></text:p>
            <text:p text:style-name="P16"><text:span text:style-name="T19">evenCs' = $(regexExp "</text:span><text:span text:style-name="T19">^[^c]*(c[^c]*c[^c]*)*$"</text:span><text:span text:style-name="T19">)</text:span></text:p>
          </draw:text-box>
        </draw:frame>
        <draw:frame draw:style-name="gr1" draw:text-style-name="P19" draw:layer="layout" svg:width="10.73cm" svg:height="1.119cm" svg:x="2.9cm" svg:y="9.5cm">
          <draw:text-box>
            <text:p text:style-name="P19"><text:span text:style-name="T20">Example: regular express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Brecknell</meta:initial-creator>
    <meta:creation-date>2012-06-19T10:08:23</meta:creation-date>
    <meta:editing-duration>P1DT22H39M1S</meta:editing-duration>
    <meta:editing-cycles>40</meta:editing-cycles>
    <dc:date>2012-06-26T17:37:09</dc:date>
    <dc:creator>Matthew Brecknell</dc:creator>
    <meta:generator>LibreOffice/3.5$Linux_X86_64 LibreOffice_project/350m1$Build-2</meta:generator>
    <meta:document-statistic meta:object-count="109"/>
  </office:meta>
</office:document-meta>
</file>